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Olczak Iwon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9">
            <text:p>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oczy otwarte</text:p>
          </table:table-cell>
          <table:table-cell/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na plecach</text:p>
          </table:table-cell>
          <table:table-cell/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44">
            <text:p>4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ozycja rose</text:p>
          </table:table-cell>
          <table:table-cell/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Woda 44 do lewego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da 30 do lewego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Woda 30 do praweg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Skrzycka Ew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czy otwarte</text:p>
          </table:table-cell>
          <table:table-cell/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na plecach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na lewym boku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ozycja rose</text:p>
          </table:table-cell>
          <table:table-cell/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Woda 44 do lewego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da 30 do leweg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oda 30 do prawego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oda 30 do prawego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oda 30 do prawego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Szaniawska-Chydzińska Jadwig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9">
            <text:p>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oczy otwarte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na plecach</text:p>
          </table:table-cell>
          <table:table-cell/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ozycja rose</text:p>
          </table:table-cell>
          <table:table-cell/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Woda 44 do lewego</text:p>
          </table:table-cell>
          <table:table-cell table:number-columns-repeated="2" office:value-type="float" office:value="2">
            <text:p>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Woda 30 do leweg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da 30 do prawego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Domagała Krystyn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3">
          <table:table-cell office:value-type="string">
            <text:p>sinus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iedząc oczy otwarte</text:p>
          </table:table-cell>
          <table:table-cell/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amoistny na wznak</text:p>
          </table:table-cell>
          <table:table-cell/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łowa w lewo</text:p>
          </table:table-cell>
          <table:table-cell/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głowa w prawo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pozycja rosego</text:p>
          </table:table-cell>
          <table:table-cell/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Hoppe Małgorzat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</table:table-row>
        <table:table-row table:style-name="ro3">
          <table:table-cell office:value-type="string">
            <text:p>sinus</text:p>
          </table:table-cell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iedząc oczy otwarte</text:p>
          </table:table-cell>
          <table:table-cell/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amoistny na wzna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pozycja rosego</text:p>
          </table:table-cell>
          <table:table-cell/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Woda 44 do le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Woda 30 do le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Woda 30 do pra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Lechkun Małgorzat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</table:table-row>
        <table:table-row table:style-name="ro3">
          <table:table-cell office:value-type="string">
            <text:p>sinus</text:p>
          </table:table-cell>
          <table:table-cell/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Siedząc oczy otwarte</text:p>
          </table:table-cell>
          <table:table-cell/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amoistny na wznak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na prawym boku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pozycja rosego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2:50:32</meta:creation-date>
    <dc:date>2012-06-21T00:16:17</dc:date>
    <meta:editing-duration>PT1H10M25S</meta:editing-duration>
    <meta:editing-cycles>9</meta:editing-cycles>
    <meta:generator>LibreOffice/3.5$Linux_x86 LibreOffice_project/350m1$Build-2</meta:generator>
    <meta:document-statistic meta:table-count="3" meta:cell-count="340" meta:object-count="0"/>
  </office:meta>
</office:document-meta>
</file>